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paragraph-properties fo:margin-left="0.6cm" fo:margin-right="0cm" fo:margin-top="0.4cm" fo:margin-bottom="0cm" fo:text-indent="-0.6cm"/>
    </style:style>
    <style:style style:name="P6" style:family="paragraph">
      <style:paragraph-properties fo:margin-top="0.5cm" fo:margin-bottom="0cm"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Envoy Observability</text:p>
          </draw:text-box>
        </draw:frame>
        <draw:frame presentation:style-name="pr2" draw:text-style-name="P2" draw:layer="layout" svg:width="25.199cm" svg:height="9.134cm" svg:x="1.4cm" svg:y="3.685cm" presentation:class="subtitle" presentation:placeholder="true">
          <draw:text-box/>
        </draw:frame>
        <presentation:notes draw:style-name="dp2">
          <office:forms form:automatic-focus="false" form:apply-design-mode="false"/>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 text:style-name="P3">Envoy Observability?</text:p>
          </draw:text-box>
        </draw:frame>
        <draw:frame presentation:style-name="pr4" draw:text-style-name="P1" draw:layer="layout" svg:width="25.199cm" svg:height="9.134cm" svg:x="1.4cm" svg:y="3.685cm" presentation:class="outline" presentation:user-transformed="true">
          <draw:text-box>
            <text:list text:style-name="L2">
              <text:list-item>
                <text:p>As a cloud native proxy, envoy has various mechanisms to observe its state</text:p>
              </text:list-item>
              <text:list-item>
                <text:p>Observability is a crucial part in debugging and monitoring distributed systems</text:p>
              </text:list-item>
            </text:list>
          </draw:text-box>
        </draw:frame>
        <presentation:notes draw:style-name="dp2">
          <office:forms form:automatic-focus="false" form:apply-design-mode="false"/>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draw:text-box>
              <text:p>- observability is the means we use to understand the internal state of a distributed system</text:p>
              <text:p/>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 will review</text:p>
          </draw:text-box>
        </draw:frame>
        <draw:frame presentation:style-name="pr4" draw:text-style-name="P1" draw:layer="layout" svg:width="25.199cm" svg:height="9.134cm" svg:x="1.4cm" svg:y="3.685cm" presentation:class="outline" presentation:user-transformed="true">
          <draw:text-box>
            <text:list text:style-name="L2">
              <text:list-item>
                <text:p>Admin interface</text:p>
                <text:list>
                  <text:list-item>
                    <text:p>Stats</text:p>
                  </text:list-item>
                  <text:list-item>
                    <text:p>Config dump</text:p>
                  </text:list-item>
                  <text:list-item>
                    <text:p>Clusters</text:p>
                  </text:list-item>
                  <text:list-item>
                    <text:p>Log level</text:p>
                  </text:list-item>
                </text:list>
              </text:list-item>
              <text:list-item>
                <text:p>Debug logs</text:p>
              </text:list-item>
              <text:list-item>
                <text:p>Access logs</text:p>
              </text:list-item>
              <text:list-item>
                <text:p>Metrics Collection</text:p>
              </text:list-item>
              <text:list-item>
                <text:p>Tracing</text:p>
              </text:list-item>
            </text:list>
          </draw:text-box>
        </draw:frame>
        <presentation:notes draw:style-name="dp2">
          <office:forms form:automatic-focus="false" form:apply-design-mode="false"/>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user-transformed="true">
            <draw:text-box>
              <text:p text:style-name="P4">- now that we have the basis we will cover more in-depth topics;</text:p>
              <text:p text:style-name="P4">- we will go broadly</text:p>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dmin Interface</text:p>
          </draw:text-box>
        </draw:frame>
        <draw:frame presentation:style-name="pr4" draw:text-style-name="P1" draw:layer="layout" svg:width="25.199cm" svg:height="9.134cm" svg:x="1.4cm" svg:y="3.685cm" presentation:class="outline">
          <draw:text-box>
            <text:list text:style-name="L2">
              <text:list-item>
                <text:p>/stats</text:p>
              </text:list-item>
              <text:list-item>
                <text:p>/config_dump</text:p>
              </text:list-item>
              <text:list-item>
                <text:p>/clusters</text:p>
              </text:list-item>
              <text:list-item>
                <text:p>/logging</text:p>
              </text:list-item>
            </text:list>
          </draw:text-box>
        </draw:frame>
        <presentation:notes draw:style-name="dp2">
          <office:forms form:automatic-focus="false" form:apply-design-mode="false"/>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 text:style-name="P4">- you can see cluster membership in the cluster endpoints</text:p>
              <text:p text:style-name="P4">- see the stats in the stats page</text:p>
              <text:p text:style-name="P4">- use the logging page to set log levels</text:p>
              <text:p text:style-name="P4">- stats are grouped by dots. e.g.:</text:p>
              <text:list text:style-name="L2">
                <text:list-item>
                  <text:list>
                    <text:list-item>
                      <text:p text:style-name="P5">listener.*</text:p>
                    </text:list-item>
                    <text:list-item>
                      <text:p text:style-name="P5">cluster.*</text:p>
                    </text:list-item>
                    <text:list-item>
                      <text:p text:style-name="P5">Virtual cluster: vhost.*</text:p>
                    </text:list-item>
                  </text:list>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bug logs</text:p>
          </draw:text-box>
        </draw:frame>
        <draw:frame presentation:style-name="pr4" draw:text-style-name="P1" draw:layer="layout" svg:width="25.199cm" svg:height="9.134cm" svg:x="1.4cm" svg:y="3.685cm" presentation:class="outline">
          <draw:text-box>
            <text:list text:style-name="L2">
              <text:list-item>
                <text:p>Default logs – Very quiet</text:p>
              </text:list-item>
              <text:list-item>
                <text:p>Debug logs - Very verbose</text:p>
                <text:list>
                  <text:list-item>
                    <text:p>May impact performance – don’t enable globally</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ccess Logs</text:p>
          </draw:text-box>
        </draw:frame>
        <draw:frame presentation:style-name="pr4" draw:text-style-name="P1" draw:layer="layout" svg:width="25.199cm" svg:height="9.134cm" svg:x="1.4cm" svg:y="3.685cm" presentation:class="outline">
          <draw:text-box>
            <text:list text:style-name="L2">
              <text:list-item>
                <text:p>Log to file or ALS</text:p>
              </text:list-item>
              <text:list-item>
                <text:p>File logs: string format or json</text:p>
              </text:list-item>
              <text:list-item>
                <text:p>Filter what to log</text:p>
              </text:list-item>
            </text:list>
          </draw:text-box>
        </draw:frame>
        <presentation:notes draw:style-name="dp2">
          <office:forms form:automatic-focus="false" form:apply-design-mode="false"/>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draw:text-box>
              <text:p>Access Log Service – a gRPC service that receives the access logs</text:p>
              <text:p/>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list text:style-name="L2">
              <text:list-header>
                <text:p text:style-name="P6">Metrics Collection</text:p>
              </text:list-header>
            </text:list>
          </draw:text-box>
        </draw:frame>
        <draw:frame presentation:style-name="pr4" draw:text-style-name="P1" draw:layer="layout" svg:width="25.199cm" svg:height="9.134cm" svg:x="1.4cm" svg:y="3.685cm" presentation:class="outline" presentation:user-transformed="true">
          <draw:text-box>
            <text:list text:style-name="L2">
              <text:list-item>
                <text:p>Counters, Gauges, Histograms</text:p>
              </text:list-item>
              <text:list-item>
                <text:p>Prometheus demo</text:p>
              </text:list-item>
            </text:list>
          </draw:text-box>
        </draw:frame>
        <presentation:notes draw:style-name="dp2">
          <office:forms form:automatic-focus="false" form:apply-design-mode="false"/>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draw:text-box>
              <text:p>Counter – only goes up; usually stats that end with “_total” in envoy</text:p>
              <text:p>Gauge – things that go up or down; like current number of active requests</text:p>
              <text:p>Histogram – values In buckets; this is how we get P99 latency.</text:p>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list text:style-name="L2">
              <text:list-header>
                <text:p text:style-name="P6">Trace Collection</text:p>
              </text:list-header>
            </text:list>
          </draw:text-box>
        </draw:frame>
        <draw:frame presentation:style-name="pr4" draw:text-style-name="P1" draw:layer="layout" svg:width="25.199cm" svg:height="9.134cm" svg:x="1.4cm" svg:y="3.685cm" presentation:class="outline" presentation:user-transformed="true">
          <draw:text-box>
            <text:list text:style-name="L2">
              <text:list-item>
                <text:p>Similar idea to a program stack trace, adapted to distributed systems</text:p>
              </text:list-item>
              <text:list-item>
                <text:p>Jaeger demo</text:p>
              </text:list-item>
            </text:list>
          </draw:text-box>
        </draw:frame>
        <presentation:notes draw:style-name="dp2">
          <office:forms form:automatic-focus="false" form:apply-design-mode="false"/>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draw:text-box>
              <text:p>- For tracing to work, a trace id must be propagated along all child requests, so that the traces can be correlated in jaeger. This usually means code change to the application code. We can see the correlation id in the envoy debug logs.</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en" fo:country="US" style:letter-kerning="true" style:font-name-asian="Lohit Devanagari1" style:font-family-asian="'Lohit Devanagari'" style:font-pitch-asian="variable" style:font-size-asian="12pt" style:language-asian="hi" style:country-asian="IN" style:font-size-complex="12pt"/>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Lohit Devanagari1" style:font-family-asian="'Lohit Devanagari'"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4T09:59:07.175082938</meta:creation-date>
    <dc:date>2020-10-25T14:38:00.418837043</dc:date>
    <meta:editing-duration>PT3H30M6S</meta:editing-duration>
    <meta:editing-cycles>28</meta:editing-cycles>
    <meta:generator>LibreOffice/6.4.6.2$Linux_X86_64 LibreOffice_project/40$Build-2</meta:generator>
    <meta:document-statistic meta:object-count="53"/>
  </office:meta>
</office:document-meta>
</file>